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C0000001E8BBBCBA9.png" manifest:media-type="image/png"/>
  <manifest:file-entry manifest:full-path="Pictures/100000010000025C0000001EE00B585C.png" manifest:media-type="image/png"/>
  <manifest:file-entry manifest:full-path="Pictures/10000001000003000000009B18191E0A.png" manifest:media-type="image/png"/>
  <manifest:file-entry manifest:full-path="Pictures/10000001000002280000001F197312E5.png" manifest:media-type="image/png"/>
  <manifest:file-entry manifest:full-path="Pictures/10000001000001CD000000216E587F46.png" manifest:media-type="image/png"/>
  <manifest:file-entry manifest:full-path="Pictures/10000001000002960000005A31B5015F.png" manifest:media-type="image/png"/>
  <manifest:file-entry manifest:full-path="Pictures/1000000100000216000000B8C8BEFC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2" draw:name="Зображення1" text:anchor-type="char" svg:width="14.129cm" svg:height="4.868cm" draw:z-index="0"><draw:image xlink:href="Pictures/1000000100000216000000B8C8BEFC1F.png" xlink:type="simple" xlink:show="embed" xlink:actuate="onLoad" draw:mime-type="image/png"/></draw:frame><draw:frame draw:style-name="fr1" draw:name="Зображення2" text:anchor-type="char" svg:x="0.106cm" svg:y="6.35cm" svg:width="17cm" svg:height="2.311cm" draw:z-index="1"><draw:image xlink:href="Pictures/10000001000002960000005A31B5015F.png" xlink:type="simple" xlink:show="embed" xlink:actuate="onLoad" draw:mime-type="image/png"/></draw:frame><draw:frame draw:style-name="fr1" draw:name="Зображення3" text:anchor-type="char" svg:x="1.344cm" svg:y="10.636cm" svg:width="12.197cm" svg:height="0.873cm" draw:z-index="2"><draw:image xlink:href="Pictures/10000001000001CD000000216E587F46.png" xlink:type="simple" xlink:show="embed" xlink:actuate="onLoad" draw:mime-type="image/png"/></draw:frame><draw:frame draw:style-name="fr1" draw:name="Зображення4" text:anchor-type="char" svg:x="0.748cm" svg:y="13.097cm" svg:width="14.605cm" svg:height="0.82cm" draw:z-index="3"><draw:image xlink:href="Pictures/10000001000002280000001F197312E5.png" xlink:type="simple" xlink:show="embed" xlink:actuate="onLoad" draw:mime-type="image/png"/></draw:frame><draw:frame draw:style-name="fr1" draw:name="Зображення5" text:anchor-type="char" svg:x="0.536cm" svg:y="14.87cm" svg:width="15.981cm" svg:height="0.794cm" draw:z-index="4"><draw:image xlink:href="Pictures/100000010000025C0000001EE00B585C.png" xlink:type="simple" xlink:show="embed" xlink:actuate="onLoad" draw:mime-type="image/png"/></draw:frame><draw:frame draw:style-name="fr1" draw:name="Зображення6" text:anchor-type="char" svg:x="0.556cm" svg:y="16.457cm" svg:width="17cm" svg:height="0.762cm" draw:z-index="5"><draw:image xlink:href="Pictures/100000010000029C0000001E8BBBCBA9.png" xlink:type="simple" xlink:show="embed" xlink:actuate="onLoad" draw:mime-type="image/png"/></draw:frame><draw:frame draw:style-name="fr1" draw:name="Зображення7" text:anchor-type="char" svg:x="-0.291cm" svg:y="18.045cm" svg:width="17cm" svg:height="3.431cm" draw:z-index="6"><draw:image xlink:href="Pictures/10000001000003000000009B18191E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0:23:35.872078644</meta:creation-date>
    <dc:date>2024-11-26T13:21:50.827259505</dc:date>
    <meta:editing-duration>PT9M33S</meta:editing-duration>
    <meta:editing-cycles>1</meta:editing-cycles>
    <meta:document-statistic meta:table-count="0" meta:image-count="7" meta:object-count="0" meta:page-count="1" meta:paragraph-count="0" meta:word-count="0" meta:character-count="0" meta:non-whitespace-character-count="0"/>
    <meta:generator>LibreOffice/24.2.6.2$Linux_X86_64 LibreOffice_project/420$Build-2</meta:generator>
  </office:meta>
</office:document-meta>
</file>